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-Roman" svg:font-family="Times-Roman" style:font-family-generic="roman"/>
    <style:font-face style:name="TimesNewRomanPSMT" svg:font-family="TimesNewRomanPSMT" style:font-family-generic="roman"/>
    <style:font-face style:name="Lucida Sans1" svg:font-family="'Lucida Sans'" style:font-family-generic="swiss"/>
    <style:font-face style:name="Avenir" svg:font-family="Aveni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line-height-at-least="0.1189in" style:text-autospace="none"/>
      <style:text-properties fo:color="#000000" style:font-name="Avenir" fo:font-size="6pt" fo:letter-spacing="normal" style:letter-kerning="false" style:font-name-asian="Times-Roman" style:font-size-asian="6pt" style:font-name-complex="Times-Roman" style:font-size-complex="6pt"/>
    </style:style>
    <style:style style:name="P2" style:family="paragraph" style:parent-style-name="Standard" style:list-style-name="L1">
      <style:paragraph-properties style:line-height-at-least="0.1189in" style:text-autospace="none">
        <style:tab-stops>
          <style:tab-stop style:position="-0.3472in"/>
          <style:tab-stop style:position="0in"/>
        </style:tab-stops>
      </style:paragraph-properties>
      <style:text-properties fo:color="#000000" style:font-name="Avenir" fo:font-size="6pt" fo:letter-spacing="normal" style:letter-kerning="false" style:font-name-asian="Times-Roman" style:font-size-asian="6pt" style:font-name-complex="Times-Roman" style:font-size-complex="6pt"/>
    </style:style>
    <style:style style:name="P3" style:family="paragraph" style:parent-style-name="Standard" style:list-style-name="L2">
      <style:paragraph-properties style:line-height-at-least="0.1189in" style:text-autospace="none">
        <style:tab-stops>
          <style:tab-stop style:position="-0.3472in"/>
          <style:tab-stop style:position="0in"/>
        </style:tab-stops>
      </style:paragraph-properties>
      <style:text-properties fo:color="#000000" style:font-name="Avenir" fo:font-size="6pt" fo:letter-spacing="normal" style:letter-kerning="false" style:font-name-asian="Times-Roman" style:font-size-asian="6pt" style:font-name-complex="Times-Roman" style:font-size-complex="6pt"/>
    </style:style>
    <style:style style:name="P4" style:family="paragraph" style:parent-style-name="Standard" style:list-style-name="L3">
      <style:paragraph-properties style:line-height-at-least="0.1189in" style:text-autospace="none">
        <style:tab-stops>
          <style:tab-stop style:position="-0.3472in"/>
          <style:tab-stop style:position="0in"/>
        </style:tab-stops>
      </style:paragraph-properties>
      <style:text-properties fo:color="#000000" style:font-name="Avenir" fo:font-size="6pt" fo:letter-spacing="normal" style:letter-kerning="false" style:font-name-asian="Times-Roman" style:font-size-asian="6pt" style:font-name-complex="Times-Roman" style:font-size-complex="6pt"/>
    </style:style>
    <style:style style:name="P5" style:family="paragraph" style:parent-style-name="Standard" style:list-style-name="L4">
      <style:paragraph-properties style:line-height-at-least="0.1189in" style:text-autospace="none">
        <style:tab-stops>
          <style:tab-stop style:position="-0.3472in"/>
          <style:tab-stop style:position="0in"/>
        </style:tab-stops>
      </style:paragraph-properties>
      <style:text-properties fo:color="#000000" style:font-name="Avenir" fo:font-size="6pt" fo:letter-spacing="normal" style:letter-kerning="false" style:font-name-asian="Times-Roman" style:font-size-asian="6pt" style:font-name-complex="Times-Roman" style:font-size-complex="6pt"/>
    </style:style>
    <style:style style:name="P6" style:family="paragraph" style:parent-style-name="Standard" style:list-style-name="L5">
      <style:paragraph-properties style:line-height-at-least="0.1189in" style:text-autospace="none">
        <style:tab-stops>
          <style:tab-stop style:position="-0.3472in"/>
          <style:tab-stop style:position="0in"/>
        </style:tab-stops>
      </style:paragraph-properties>
      <style:text-properties fo:color="#000000" style:font-name="Avenir" fo:font-size="6pt" fo:letter-spacing="normal" style:letter-kerning="false" style:font-name-asian="Times-Roman" style:font-size-asian="6pt" style:font-name-complex="Times-Roman" style:font-size-complex="6pt"/>
    </style:style>
    <style:style style:name="P7" style:family="paragraph" style:parent-style-name="Standard" style:list-style-name="L7">
      <style:paragraph-properties style:line-height-at-least="0.1189in" style:text-autospace="none">
        <style:tab-stops>
          <style:tab-stop style:position="-0.3472in"/>
          <style:tab-stop style:position="0in"/>
        </style:tab-stops>
      </style:paragraph-properties>
      <style:text-properties fo:color="#000000" style:font-name="Avenir" fo:font-size="6pt" fo:letter-spacing="normal" style:letter-kerning="false" style:font-name-asian="Times-Roman" style:font-size-asian="6pt" style:font-name-complex="Times-Roman" style:font-size-complex="6pt"/>
    </style:style>
    <style:style style:name="P8" style:family="paragraph" style:parent-style-name="Standard" style:list-style-name="L7">
      <style:paragraph-properties style:line-height-at-least="0.1189in" style:text-autospace="none">
        <style:tab-stops>
          <style:tab-stop style:position="-0.3472in"/>
          <style:tab-stop style:position="0in"/>
        </style:tab-stops>
      </style:paragraph-properties>
      <style:text-properties style:font-name="Avenir" officeooo:paragraph-rsid="001eac7e"/>
    </style:style>
    <style:style style:name="P9" style:family="paragraph" style:parent-style-name="Heading_20_2">
      <style:text-properties style:font-name="Avenir" fo:font-style="normal" style:font-style-asian="normal" style:font-style-complex="normal"/>
    </style:style>
    <style:style style:name="T1" style:family="text">
      <style:text-properties fo:color="#000000" style:font-name="Times-Roman" fo:font-size="6pt" fo:letter-spacing="normal" style:letter-kerning="true" style:font-name-asian="Times-Roman" style:font-size-asian="6pt" style:font-name-complex="Times-Roman" style:font-size-complex="6pt"/>
    </style:style>
    <style:style style:name="T2" style:family="text">
      <style:text-properties fo:color="#000000" style:font-name="Times-Roman" fo:font-size="6pt" fo:letter-spacing="normal" style:letter-kerning="false" style:font-name-asian="Times-Roman" style:font-size-asian="6pt" style:font-name-complex="Times-Roman" style:font-size-complex="6pt"/>
    </style:style>
    <style:style style:name="T3" style:family="text">
      <style:text-properties fo:color="#000000" fo:font-size="6pt" fo:letter-spacing="normal" style:letter-kerning="false" style:font-name-asian="Times-Roman" style:font-size-asian="6pt" style:font-name-complex="Times-Roman" style:font-size-complex="6pt"/>
    </style:style>
    <style:style style:name="T4" style:family="text">
      <style:text-properties officeooo:rsid="001eac7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2">Third <text:span text:style-name="T4">P</text:span>arty <text:span text:style-name="T4">C</text:span>omponents</text:h>
      <text:p text:style-name="P1">Why do people use these services?</text:p>
      <text:list xml:id="list73755923" text:style-name="L1">
        <text:list-item>
          <text:p text:style-name="P2">SEO</text:p>
        </text:list-item>
        <text:list-item>
          <text:p text:style-name="P2">Want more likes on Facebook</text:p>
        </text:list-item>
        <text:list-item>
          <text:p text:style-name="P2">Want more hits on their sites</text:p>
        </text:list-item>
        <text:list-item>
          <text:p text:style-name="P2">Webfonts</text:p>
        </text:list-item>
        <text:list-item>
          <text:p text:style-name="P2">Caching of content like jQuery</text:p>
        </text:list-item>
      </text:list>
      <text:p text:style-name="P1">Why shouldn't you use these services?</text:p>
      <text:list xml:id="list1809630753" text:style-name="L2">
        <text:list-item>
          <text:p text:style-name="P3">Inadvertently tracking your users!</text:p>
        </text:list-item>
        <text:list-item>
          <text:p text:style-name="P3">NSA cooperate with providers or compromise their services</text:p>
        </text:list-item>
        <text:list-item>
          <text:p text:style-name="P3">Loading of components tells the 3rd parties about your IP and the site you access</text:p>
        </text:list-item>
        <text:list-item>
          <text:p text:style-name="P3">Explain how correlation of cookies works</text:p>
        </text:list-item>
        <text:list-item>
          <text:p text:style-name="P3">Use Lightbeam</text:p>
        </text:list-item>
        <text:list-item>
          <text:p text:style-name="P3">Show Ghostery</text:p>
        </text:list-item>
        <text:list-item>
          <text:p text:style-name="P3">Can introduce HTTPS issues</text:p>
        </text:list-item>
        <text:list-item>
          <text:p text:style-name="P3">You might not have anything to hide - but your users might not have that choice you're making that decision for them.</text:p>
        </text:list-item>
        <text:list-item>
          <text:p text:style-name="P3">As a site operator you have a responsibility to your clients and the web at large.</text:p>
        </text:list-item>
      </text:list>
      <text:p text:style-name="P1">If you must use third party things</text:p>
      <text:list xml:id="list1041744884" text:style-name="L3">
        <text:list-item>
          <text:p text:style-name="P4">What's their logging policy?</text:p>
        </text:list-item>
        <text:list-item>
          <text:p text:style-name="P4">Could the information be used by the NSA etc</text:p>
        </text:list-item>
        <text:list-item>
          <text:p text:style-name="P4">Give users the choice of being tracked</text:p>
        </text:list-item>
        <text:list-item>
          <text:p text:style-name="P4">Static image for a video that clicking will load content from youtube/vimeo etc</text:p>
        </text:list-item>
        <text:list-item>
          <text:p text:style-name="P4">Load via HTTPS</text:p>
        </text:list-item>
      </text:list>
      <text:p text:style-name="P1">Components that people use</text:p>
      <text:list xml:id="list486979683" text:style-name="L4">
        <text:list-item>
          <text:p text:style-name="P5">Webfonts</text:p>
        </text:list-item>
        <text:list-item>
          <text:p text:style-name="P5">Analytics</text:p>
        </text:list-item>
        <text:list-item>
          <text:p text:style-name="P5">Social buttons</text:p>
        </text:list-item>
        <text:list-item>
          <text:p text:style-name="P5">Themes</text:p>
        </text:list-item>
        <text:list-item>
          <text:p text:style-name="P5">Captchas</text:p>
        </text:list-item>
      </text:list>
      <text:p text:style-name="P1">What can hosters do?</text:p>
      <text:list xml:id="list391644012" text:style-name="L5">
        <text:list-item>
          <text:p text:style-name="P6">Use your own</text:p>
        </text:list-item>
        <text:list-item>
          <text:p text:style-name="P6">analy<text:span text:style-name="T4">t</text:span>ics Piwik</text:p>
        </text:list-item>
        <text:list-item>
          <text:p text:style-name="P6">can support do not track header</text:p>
        </text:list-item>
        <text:list-item>
          <text:p text:style-name="P6">can anonymise IP addresses</text:p>
        </text:list-item>
        <text:list-item>
          <text:p text:style-name="P6">awstats</text:p>
        </text:list-item>
        <text:list-item>
          <text:p text:style-name="P6">Captcha</text:p>
        </text:list-item>
        <text:list-item>
          <text:p text:style-name="P6">Some CMSes have built-in versions</text:p>
        </text:list-item>
        <text:list-item>
          <text:p text:style-name="P6">Locally host</text:p>
        </text:list-item>
        <text:list-item>
          <text:p text:style-name="P6">Videos if possible</text:p>
        </text:list-item>
        <text:list-item>
          <text:p text:style-name="P6">Fonts</text:p>
        </text:list-item>
        <text:list-item>
          <text:p text:style-name="P6">Javascript libraries otherwise served by Google etc.</text:p>
        </text:list-item>
        <text:list-item>
          <text:p text:style-name="P6">Have buttons that go to your Facebook page etc instead of loading their widget</text:p>
        </text:list-item>
      </text:list>
      <text:p text:style-name="P1"> </text:p>
      <text:p text:style-name="P1">What can clients use to protect themselves? (not really a solution)</text:p>
      <text:list xml:id="list127082949" text:style-name="L7">
        <text:list-item>
          <text:p text:style-name="P7">Flashblock</text:p>
        </text:list-item>
        <text:list-item>
          <text:p text:style-name="P7">Other click2flash products</text:p>
        </text:list-item>
        <text:list-item>
          <text:p text:style-name="P8"><text:span text:style-name="T3">NoScript (requires some technical knowledge)</text:span></text:p>
        </text:list-item>
        <text:list-item>
          <text:p text:style-name="P8"><text:span text:style-name="T3">Disconnect Me!</text:span></text:p>
        </text:list-item>
        <text:list-item>
          <text:p text:style-name="P8"><text:span text:style-name="T3">Ghostery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imes-Roman" svg:font-family="Times-Roman" style:font-family-generic="roman"/>
    <style:font-face style:name="TimesNewRomanPSMT" svg:font-family="TimesNewRomanPSMT" style:font-family-generic="roman"/>
    <style:font-face style:name="Lucida Sans1" svg:font-family="'Lucida Sans'" style:font-family-generic="swiss"/>
    <style:font-face style:name="Avenir" svg:font-family="Aveni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RTF_5f_Num_20_2_20_1" style:display-name="RTF_Num 2 1" style:family="text"/>
    <style:style style:name="RTF_5f_Num_20_3_20_1" style:display-name="RTF_Num 3 1" style:family="text"/>
    <style:style style:name="RTF_5f_Num_20_4_20_1" style:display-name="RTF_Num 4 1" style:family="text"/>
    <style:style style:name="RTF_5f_Num_20_5_20_1" style:display-name="RTF_Num 5 1" style:family="text"/>
    <style:style style:name="RTF_5f_Num_20_6_20_1" style:display-name="RTF_Num 6 1" style:family="text"/>
    <style:style style:name="RTF_5f_Num_20_7_20_1" style:display-name="RTF_Num 7 1" style:family="text"/>
    <style:style style:name="RTF_5f_Num_20_8_20_1" style:display-name="RTF_Num 8 1" style:family="text"/>
    <style:style style:name="RTF_5f_Num_20_9_20_1" style:display-name="RTF_Num 9 1" style:family="text"/>
    <style:style style:name="RTF_5f_Num_20_10_20_1" style:display-name="RTF_Num 10 1" style:family="text"/>
    <style:style style:name="RTF_5f_Num_20_11_20_1" style:display-name="RTF_Num 11 1" style:family="text"/>
    <style:style style:name="RTF_5f_Num_20_12_20_1" style:display-name="RTF_Num 12 1" style:family="text"/>
    <style:style style:name="RTF_5f_Num_20_13_20_1" style:display-name="RTF_Num 13 1" style:family="text"/>
    <style:style style:name="RTF_5f_Num_20_14_20_1" style:display-name="RTF_Num 14 1" style:family="text"/>
    <style:style style:name="RTF_5f_Num_20_15_20_1" style:display-name="RTF_Num 15 1" style:family="text"/>
    <style:style style:name="RTF_5f_Num_20_16_20_1" style:display-name="RTF_Num 16 1" style:family="text"/>
    <style:style style:name="RTF_5f_Num_20_17_20_1" style:display-name="RTF_Num 17 1" style:family="text"/>
    <style:style style:name="RTF_5f_Num_20_18_20_1" style:display-name="RTF_Num 18 1" style:family="text"/>
    <style:style style:name="RTF_5f_Num_20_19_20_1" style:display-name="RTF_Num 19 1" style:family="text"/>
    <style:style style:name="RTF_5f_Num_20_20_20_1" style:display-name="RTF_Num 20 1" style:family="text"/>
    <style:style style:name="RTF_5f_Num_20_21_20_1" style:display-name="RTF_Num 21 1" style:family="text"/>
    <style:style style:name="RTF_5f_Num_20_22_20_1" style:display-name="RTF_Num 22 1" style:family="text"/>
    <style:style style:name="RTF_5f_Num_20_23_20_1" style:display-name="RTF_Num 23 1" style:family="text"/>
    <style:style style:name="RTF_5f_Num_20_24_20_1" style:display-name="RTF_Num 24 1" style:family="text"/>
    <style:style style:name="RTF_5f_Num_20_25_20_1" style:display-name="RTF_Num 25 1" style:family="text"/>
    <style:style style:name="RTF_5f_Num_20_26_20_1" style:display-name="RTF_Num 26 1" style:family="text"/>
    <style:style style:name="RTF_5f_Num_20_27_20_1" style:display-name="RTF_Num 27 1" style:family="text"/>
    <style:style style:name="RTF_5f_Num_20_28_20_1" style:display-name="RTF_Num 28 1" style:family="text"/>
    <style:style style:name="RTF_5f_Num_20_29_20_1" style:display-name="RTF_Num 29 1" style:family="text"/>
    <style:style style:name="RTF_5f_Num_20_30_20_1" style:display-name="RTF_Num 30 1" style:family="text"/>
    <style:style style:name="RTF_5f_Num_20_31_20_1" style:display-name="RTF_Num 31 1" style:family="text"/>
    <style:style style:name="RTF_5f_Num_20_32_20_1" style:display-name="RTF_Num 32 1" style:family="text"/>
    <style:style style:name="RTF_5f_Num_20_33_20_1" style:display-name="RTF_Num 33 1" style:family="text"/>
    <style:style style:name="RTF_5f_Num_20_34_20_1" style:display-name="RTF_Num 34 1" style:family="text"/>
    <style:style style:name="RTF_5f_Num_20_35_20_1" style:display-name="RTF_Num 35 1" style:family="text"/>
    <style:style style:name="RTF_5f_Num_20_36_20_1" style:display-name="RTF_Num 36 1" style:family="text"/>
    <style:style style:name="RTF_5f_Num_20_37_20_1" style:display-name="RTF_Num 37 1" style:family="text"/>
    <style:style style:name="RTF_5f_Num_20_38_20_1" style:display-name="RTF_Num 38 1" style:family="text"/>
    <style:style style:name="RTF_5f_Num_20_39_20_1" style:display-name="RTF_Num 39 1" style:family="text"/>
    <style:style style:name="RTF_5f_Num_20_40_20_1" style:display-name="RTF_Num 40 1" style:family="text"/>
    <style:style style:name="Bullet_20_Symbols" style:display-name="Bullet Symbols" style:family="text">
      <style:text-properties style:font-name="OpenSymbol" fo:font-size="6pt" style:font-name-asian="OpenSymbol" style:font-size-asian="5.25pt" style:font-name-complex="OpenSymbol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bullet text:level="1" text:style-name="RTF_5f_Num_20_2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" style:display-name="RTF_Num 3">
      <text:list-level-style-bullet text:level="1" text:style-name="RTF_5f_Num_20_3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4" style:display-name="RTF_Num 4">
      <text:list-level-style-bullet text:level="1" text:style-name="RTF_5f_Num_20_4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5" style:display-name="RTF_Num 5">
      <text:list-level-style-bullet text:level="1" text:style-name="RTF_5f_Num_20_5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6" style:display-name="RTF_Num 6">
      <text:list-level-style-bullet text:level="1" text:style-name="RTF_5f_Num_20_6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7" style:display-name="RTF_Num 7">
      <text:list-level-style-bullet text:level="1" text:style-name="RTF_5f_Num_20_7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8" style:display-name="RTF_Num 8">
      <text:list-level-style-bullet text:level="1" text:style-name="RTF_5f_Num_20_8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9" style:display-name="RTF_Num 9">
      <text:list-level-style-bullet text:level="1" text:style-name="RTF_5f_Num_20_9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0" style:display-name="RTF_Num 10">
      <text:list-level-style-bullet text:level="1" text:style-name="RTF_5f_Num_20_10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1" style:display-name="RTF_Num 11">
      <text:list-level-style-bullet text:level="1" text:style-name="RTF_5f_Num_20_11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2" style:display-name="RTF_Num 12">
      <text:list-level-style-bullet text:level="1" text:style-name="RTF_5f_Num_20_12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3" style:display-name="RTF_Num 13">
      <text:list-level-style-bullet text:level="1" text:style-name="RTF_5f_Num_20_13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4" style:display-name="RTF_Num 14">
      <text:list-level-style-bullet text:level="1" text:style-name="RTF_5f_Num_20_14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5" style:display-name="RTF_Num 15">
      <text:list-level-style-bullet text:level="1" text:style-name="RTF_5f_Num_20_15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6" style:display-name="RTF_Num 16">
      <text:list-level-style-bullet text:level="1" text:style-name="RTF_5f_Num_20_16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7" style:display-name="RTF_Num 17">
      <text:list-level-style-bullet text:level="1" text:style-name="RTF_5f_Num_20_17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8" style:display-name="RTF_Num 18">
      <text:list-level-style-bullet text:level="1" text:style-name="RTF_5f_Num_20_18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9" style:display-name="RTF_Num 19">
      <text:list-level-style-bullet text:level="1" text:style-name="RTF_5f_Num_20_19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0" style:display-name="RTF_Num 20">
      <text:list-level-style-bullet text:level="1" text:style-name="RTF_5f_Num_20_20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1" style:display-name="RTF_Num 21">
      <text:list-level-style-bullet text:level="1" text:style-name="RTF_5f_Num_20_21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2" style:display-name="RTF_Num 22">
      <text:list-level-style-bullet text:level="1" text:style-name="RTF_5f_Num_20_22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3" style:display-name="RTF_Num 23">
      <text:list-level-style-bullet text:level="1" text:style-name="RTF_5f_Num_20_23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4" style:display-name="RTF_Num 24">
      <text:list-level-style-bullet text:level="1" text:style-name="RTF_5f_Num_20_24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5" style:display-name="RTF_Num 25">
      <text:list-level-style-bullet text:level="1" text:style-name="RTF_5f_Num_20_25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6" style:display-name="RTF_Num 26">
      <text:list-level-style-bullet text:level="1" text:style-name="RTF_5f_Num_20_26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7" style:display-name="RTF_Num 27">
      <text:list-level-style-bullet text:level="1" text:style-name="RTF_5f_Num_20_27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8" style:display-name="RTF_Num 28">
      <text:list-level-style-bullet text:level="1" text:style-name="RTF_5f_Num_20_28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9" style:display-name="RTF_Num 29">
      <text:list-level-style-bullet text:level="1" text:style-name="RTF_5f_Num_20_29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0" style:display-name="RTF_Num 30">
      <text:list-level-style-bullet text:level="1" text:style-name="RTF_5f_Num_20_30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1" style:display-name="RTF_Num 31">
      <text:list-level-style-bullet text:level="1" text:style-name="RTF_5f_Num_20_31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2" style:display-name="RTF_Num 32">
      <text:list-level-style-bullet text:level="1" text:style-name="RTF_5f_Num_20_32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3" style:display-name="RTF_Num 33">
      <text:list-level-style-bullet text:level="1" text:style-name="RTF_5f_Num_20_33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4" style:display-name="RTF_Num 34">
      <text:list-level-style-bullet text:level="1" text:style-name="RTF_5f_Num_20_34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5" style:display-name="RTF_Num 35">
      <text:list-level-style-bullet text:level="1" text:style-name="RTF_5f_Num_20_35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6" style:display-name="RTF_Num 36">
      <text:list-level-style-bullet text:level="1" text:style-name="RTF_5f_Num_20_36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7" style:display-name="RTF_Num 37">
      <text:list-level-style-bullet text:level="1" text:style-name="RTF_5f_Num_20_37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8" style:display-name="RTF_Num 38">
      <text:list-level-style-bullet text:level="1" text:style-name="RTF_5f_Num_20_38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9" style:display-name="RTF_Num 39">
      <text:list-level-style-bullet text:level="1" text:style-name="RTF_5f_Num_20_39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40" style:display-name="RTF_Num 40">
      <text:list-level-style-bullet text:level="1" text:style-name="RTF_5f_Num_20_40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Dunn</meta:initial-creator>
    <meta:creation-date>2014-06-08T21:42:59</meta:creation-date>
    <dc:date>2014-06-08T21:46:38</dc:date>
    <dc:creator>A Dunn</dc:creator>
    <meta:editing-duration>P0D</meta:editing-duration>
    <meta:editing-cycles>1</meta:editing-cycles>
    <meta:document-statistic meta:table-count="0" meta:image-count="0" meta:object-count="0" meta:page-count="1" meta:paragraph-count="49" meta:word-count="252" meta:character-count="1457" meta:non-whitespace-character-count="1263"/>
    <meta:generator>LibreOffice/3.6$MacOSX_x86 LibreOffice_project/2ef5aff-a6fb0ff-166bdff-cf087ad-0f1389</meta:generator>
  </office:meta>
</office:document-meta>
</file>